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 style:master-page-name="Standard">
      <style:table-properties style:width="10.1313in" style:page-number="auto" table:align="left" style:writing-mode="lr-tb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1.3625in"/>
    </style:style>
    <style:style style:name="Table1.C" style:family="table-column">
      <style:table-column-properties style:column-width="2.2243in"/>
    </style:style>
    <style:style style:name="Table1.D" style:family="table-column">
      <style:table-column-properties style:column-width="3.4306in"/>
    </style:style>
    <style:style style:name="Table1.E" style:family="table-column">
      <style:table-column-properties style:column-width="1.4479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1.E1" style:family="table-cell">
      <style:table-cell-properties style:vertical-align="top" fo:padding="0.0382in" fo:border="1pt solid #000000" style:writing-mode="lr-tb"/>
    </style:style>
    <style:style style:name="Table1.A2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E2" style:family="table-cell">
      <style:table-cell-properties style:vertical-align="top" fo:padding="0.0382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row-height="0.2806in" fo:keep-together="always"/>
    </style:style>
    <style:style style:name="Table1.6" style:family="table-row">
      <style:table-row-properties style:row-height="0.1903in" fo:keep-together="always"/>
    </style:style>
    <style:style style:name="Table1.7" style:family="table-row">
      <style:table-row-properties style:row-height="0.4708in" fo:keep-together="always"/>
    </style:style>
    <style:style style:name="Table1.8" style:family="table-row">
      <style:table-row-properties style:row-height="0.8278in" fo:keep-together="always"/>
    </style:style>
    <style:style style:name="Table1.9" style:family="table-row">
      <style:table-row-properties style:row-height="1.0944in" fo:keep-together="always"/>
    </style:style>
    <style:style style:name="Table1.10" style:family="table-row">
      <style:table-row-properties style:row-height="0.016in" fo:keep-together="always"/>
    </style:style>
    <style:style style:name="Table1.11" style:family="table-row">
      <style:table-row-properties style:row-height="0.0236in" fo:keep-together="always"/>
    </style:style>
    <style:style style:name="Table1.12" style:family="table-row">
      <style:table-row-properties style:row-height="0.5236in" fo:keep-together="always"/>
    </style:style>
    <style:style style:name="Table1.15" style:family="table-row">
      <style:table-row-properties style:row-height="1.0778in" fo:keep-together="always"/>
    </style:style>
    <style:style style:name="Table1.18" style:family="table-row">
      <style:table-row-properties style:row-height="0.5542in" fo:keep-together="always"/>
    </style:style>
    <style:style style:name="P1" style:family="paragraph" style:parent-style-name="Tabellen_20_Überschrift">
      <style:paragraph-properties style:snap-to-layout-grid="false"/>
    </style:style>
    <style:style style:name="P2" style:family="paragraph" style:parent-style-name="Tabellen_20_Inhalt">
      <style:paragraph-properties style:snap-to-layout-grid="false"/>
    </style:style>
    <style:style style:name="P3" style:family="paragraph" style:parent-style-name="Tabellen_20_Inhalt">
      <style:text-properties officeooo:rsid="000c065f" officeooo:paragraph-rsid="000c065f"/>
    </style:style>
    <style:style style:name="P4" style:family="paragraph" style:parent-style-name="Tabellen_20_Inhalt">
      <style:text-properties officeooo:rsid="000f2c5e" officeooo:paragraph-rsid="000f2c5e"/>
    </style:style>
    <style:style style:name="P5" style:family="paragraph" style:parent-style-name="Header">
      <style:text-properties officeooo:paragraph-rsid="000c065f"/>
    </style:style>
    <style:style style:name="P6" style:family="paragraph" style:parent-style-name="Standard">
      <style:paragraph-properties style:snap-to-layout-grid="false"/>
    </style:style>
    <style:style style:name="T1" style:family="text">
      <style:text-properties style:font-name-asian="Times New Roman"/>
    </style:style>
    <style:style style:name="T2" style:family="text">
      <style:text-properties officeooo:rsid="00092ba1" style:font-name-asian="Times New Roman"/>
    </style:style>
    <style:style style:name="T3" style:family="text">
      <style:text-properties officeooo:rsid="00092ba1"/>
    </style:style>
    <style:style style:name="T4" style:family="text">
      <style:text-properties fo:font-size="12pt" style:font-size-asian="12pt" style:font-name-complex="Arial"/>
    </style:style>
    <style:style style:name="T5" style:family="text">
      <style:text-properties fo:font-size="12pt" officeooo:rsid="001d1281" style:font-size-asian="12pt" style:font-name-complex="Arial"/>
    </style:style>
    <style:style style:name="T6" style:family="text">
      <style:text-properties officeooo:rsid="000f2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Tabellen_20_Überschrift">Stichpunkt</text:p>
            </table:table-cell>
            <table:table-cell table:style-name="Table1.A1" office:value-type="string">
              <text:p text:style-name="Tabellen_20_Überschrift">Zielsetzung</text:p>
            </table:table-cell>
            <table:table-cell table:style-name="Table1.A1" office:value-type="string">
              <text:p text:style-name="Tabellen_20_Überschrift">Frage</text:p>
            </table:table-cell>
            <table:table-cell table:style-name="Table1.A1" office:value-type="string">
              <text:p text:style-name="Tabellen_20_Überschrift">Bemerkungen</text:p>
            </table:table-cell>
            <table:table-cell table:style-name="Table1.E1" office:value-type="string">
              <text:p text:style-name="P1"/>
            </table:table-cell>
          </table:table-row>
        </table:table-header-rows>
        <table:table-row table:style-name="Table1.1">
          <table:table-cell table:style-name="Table1.A2" office:value-type="string">
            <text:p text:style-name="Tabellen_20_Inhalt">Projektauftrag</text:p>
          </table:table-cell>
          <table:table-cell table:style-name="Table1.A2" office:value-type="string">
            <text:p text:style-name="P2"/>
            <text:p text:style-name="Tabellen_20_Inhalt"><text:span text:style-name="T1"><text:s/></text:span><text:span text:style-name="T2">N-</text:span>Dimensionale geometrische Formen ohne eine Turtle <text:span text:style-name="T3">darstellen</text:span></text:p>
          </table:table-cell>
          <table:table-cell table:style-name="Table1.A2" office:value-type="string">
            <text:p text:style-name="Tabellen_20_Inhalt">Wozu? </text:p>
            <text:p text:style-name="P3">Wissensaneignung</text:p>
            <text:p text:style-name="Tabellen_20_Inhalt">Projektumfang?</text:p>
            <text:p text:style-name="P3">IT-Unterrrichtsstunden und Freizeit</text:p>
            <text:p text:style-name="Tabellen_20_Inhalt"/>
            <text:p text:style-name="Tabellen_20_Inhalt"/>
            <text:p text:style-name="Tabellen_20_Inhalt">Welche konkreten technischen Vorstellungen aus anderen Konzepten existieren <text:s/>bereits?</text:p>
            <text:p text:style-name="Tabellen_20_Inhalt"/>
          </table:table-cell>
          <table:table-cell table:style-name="Table1.A2" office:value-type="string">
            <text:p text:style-name="P2"/>
            <text:p text:style-name="Tabellen_20_Inhalt"/>
            <text:p text:style-name="Tabellen_20_Inhalt">Projektumfang für BBS : </text:p>
            <text:p text:style-name="Tabellen_20_Inhalt">Abnahmeverfahren: Freigabe d. Pflichtenheftes</text:p>
            <text:p text:style-name="Tabellen_20_Inhalt">Nachbetreuung des Projektes?</text:p>
            <text:p text:style-name="Tabellen_20_Inhalt"/>
          </table:table-cell>
          <table:table-cell table:style-name="Table1.E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Tabellen_20_Inhalt">Kostenziel</text:p>
          </table:table-cell>
          <table:table-cell table:style-name="Table1.A2" office:value-type="string">
            <text:p text:style-name="Tabellen_20_Inhalt">0$</text:p>
          </table:table-cell>
          <table:table-cell table:style-name="Table1.A2" office:value-type="string">
            <text:p text:style-name="Tabellen_20_Inhalt">Wie groß ist der Kostenrahmen? 0$</text:p>
            <text:p text:style-name="Tabellen_20_Inhalt">Was umfasst er? 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Tabellen_20_Inhalt">Terminziel</text:p>
          </table:table-cell>
          <table:table-cell table:style-name="Table1.A2" office:value-type="string">
            <text:p text:style-name="Tabellen_20_Inhalt">03.06.2019</text:p>
          </table:table-cell>
          <table:table-cell table:style-name="Table1.A2" office:value-type="string">
            <text:p text:style-name="Tabellen_20_Inhalt">Existieren interne Terminvorgaben für Projektabschnitte?</text:p>
            <text:p text:style-name="P3">Nein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5">
          <table:table-cell table:style-name="Table1.A2" table:number-rows-spanned="3" office:value-type="string">
            <text:p text:style-name="Tabellen_20_Inhalt">Produkteckdaten</text:p>
          </table:table-cell>
          <table:table-cell table:style-name="Table1.A2" office:value-type="string">
            <text:p text:style-name="Tabellen_20_Inhalt">Eine Variante</text:p>
          </table:table-cell>
          <table:table-cell table:style-name="Table1.A2" table:number-rows-spanned="2" office:value-type="string">
            <text:p text:style-name="Tabellen_20_Inhalt">Wie viele Varianten? </text:p>
          </table:table-cell>
          <table:table-cell table:style-name="Table1.A2" table:number-rows-spanned="3" office:value-type="string">
            <text:p text:style-name="Tabellen_20_Inhalt">Flexibilitätsgrad</text:p>
          </table:table-cell>
          <table:table-cell table:style-name="Table1.E2" table:number-rows-spanned="3" office:value-type="string">
            <text:p text:style-name="P2"/>
          </table:table-cell>
        </table:table-row>
        <table:table-row table:style-name="Table1.6">
          <table:covered-table-cell/>
          <table:table-cell table:style-name="Table1.A2" table:number-rows-spanned="2" office:value-type="string">
            <text:p text:style-name="Tabellen_20_Inhalt">Nein</text:p>
          </table:table-cell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table-cell table:style-name="Table1.A2" office:value-type="string">
            <text:p text:style-name="Tabellen_20_Inhalt">Weitere Kundenlösungen geplant? <text:span text:style-name="T6">Nicht für Kunden best.</text:span></text:p>
          </table:table-cell>
          <table:covered-table-cell/>
          <table:covered-table-cell/>
        </table:table-row>
        <text:soft-page-break/>
        <table:table-row table:style-name="Table1.8">
          <table:table-cell table:style-name="Table1.A2" table:number-rows-spanned="8" office:value-type="string">
            <text:p text:style-name="Tabellen_20_Inhalt">Qualitätsanforderungen</text:p>
          </table:table-cell>
          <table:table-cell table:style-name="Table1.A2" table:number-rows-spanned="2" office:value-type="string">
            <text:p text:style-name="Tabellen_20_Inhalt">Qualitätssicherung</text:p>
            <text:p text:style-name="Tabellen_20_Inhalt"/>
            <text:p text:style-name="Tabellen_20_Inhalt"/>
            <text:p text:style-name="Tabellen_20_Inhalt"/>
            <text:p text:style-name="Tabellen_20_Inhalt"/>
            <text:p text:style-name="Tabellen_20_Inhalt"/>
            <text:p text:style-name="Tabellen_20_Inhalt"/>
          </table:table-cell>
          <table:table-cell table:style-name="Table1.A2" office:value-type="string">
            <text:p text:style-name="Tabellen_20_Inhalt">Quantifizierung von</text:p>
            <text:p text:style-name="Tabellen_20_Inhalt"><text:span text:style-name="T1"><text:s/></text:span>Qualitätsvorgaben</text:p>
            <text:p text:style-name="P4">Nur eigene Ansprüche</text:p>
          </table:table-cell>
          <table:table-cell table:style-name="Table1.A2" office:value-type="string">
            <text:p text:style-name="Tabellen_20_Inhalt">Funktionalität</text:p>
          </table:table-cell>
          <table:table-cell table:style-name="Table1.E2" table:number-rows-spanned="8" office:value-type="string">
            <text:p text:style-name="P2"/>
          </table:table-cell>
        </table:table-row>
        <table:table-row table:style-name="Table1.9">
          <table:covered-table-cell/>
          <table:covered-table-cell/>
          <table:table-cell table:style-name="Table1.A2" table:number-rows-spanned="3" office:value-type="string">
            <text:p text:style-name="Tabellen_20_Inhalt">Welche Qualitätssicherungsverfahren kommen zum Einsatz / sind geplant?</text:p>
            <text:p text:style-name="P4">Feste Verknüpfung zw. Programmieren &amp; debuggen</text:p>
          </table:table-cell>
          <table:table-cell table:style-name="Table1.A2" table:number-rows-spanned="2" office:value-type="string">
            <text:p text:style-name="Tabellen_20_Inhalt">Ausprobieren des Programms, nachbearbeiten des Codes</text:p>
            <text:p text:style-name="Tabellen_20_Inhalt"/>
            <text:p text:style-name="Tabellen_20_Inhalt"/>
            <text:p text:style-name="Tabellen_20_Inhalt"/>
          </table:table-cell>
          <table:covered-table-cell/>
        </table:table-row>
        <table:table-row table:style-name="Table1.10">
          <table:covered-table-cell/>
          <table:table-cell table:style-name="Table1.A2" table:number-rows-spanned="3" office:value-type="string">
            <text:p text:style-name="Tabellen_20_Inhalt">Dokumentation</text:p>
            <text:p text:style-name="Tabellen_20_Inhalt"/>
          </table:table-cell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2" table:number-rows-spanned="3" office:value-type="string">
            <text:p text:style-name="Tabellen_20_Inhalt">Gibt es Zertifizierungsvorgaben?</text:p>
            <text:p text:style-name="P4">Nein</text:p>
          </table:table-cell>
          <table:covered-table-cell/>
        </table:table-row>
        <table:table-row table:style-name="Table1.12">
          <table:covered-table-cell/>
          <table:covered-table-cell/>
          <table:table-cell table:style-name="Table1.A2" table:number-rows-spanned="3" office:value-type="string">
            <text:p text:style-name="Tabellen_20_Inhalt">Welche Vorgaben seitens</text:p>
            <text:p text:style-name="Tabellen_20_Inhalt"><text:span text:style-name="T1"><text:s/></text:span>Kunden? <text:span text:style-name="T6">Kein Kunde</text:span></text:p>
          </table:table-cell>
          <table:covered-table-cell/>
          <table:covered-table-cell/>
        </table:table-row>
        <table:table-row table:style-name="Table1.10">
          <table:covered-table-cell/>
          <table:table-cell table:style-name="Table1.A2" table:number-rows-spanned="3" office:value-type="string">
            <text:p text:style-name="Tabellen_20_Inhalt">Beschaffung</text:p>
            <text:p text:style-name="Tabellen_20_Inhalt">Instandhaltung</text:p>
          </table:table-cell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table-cell table:style-name="Table1.A2" table:number-rows-spanned="2" office:value-type="string">
            <text:p text:style-name="P2"/>
            <text:p text:style-name="Tabellen_20_Inhalt"/>
          </table:table-cell>
          <table:covered-table-cell/>
        </table:table-row>
        <table:table-row table:style-name="Table1.15">
          <table:covered-table-cell/>
          <table:covered-table-cell/>
          <table:table-cell table:style-name="Table1.A2" office:value-type="string">
            <text:p text:style-name="Tabellen_20_Inhalt">Welche Komponenten/ welche Lieferanten sind durch <text:s text:c="6"/>Einkauf / QM vorgeschrieben?</text:p>
            <text:p text:style-name="P4">Nicht zutreffend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ellen_20_Inhalt">Arbeitsumwelt</text:p>
          </table:table-cell>
          <table:table-cell table:style-name="Table1.A2" office:value-type="string">
            <text:p text:style-name="Tabellen_20_Inhalt">Arbeitsschutz</text:p>
            <text:p text:style-name="Tabellen_20_Inhalt">Ergonomie</text:p>
          </table:table-cell>
          <table:table-cell table:style-name="Table1.A2" office:value-type="string">
            <text:p text:style-name="Tabellen_20_Inhalt">Spezielle Anforderungen?</text:p>
          </table:table-cell>
          <table:table-cell table:style-name="Table1.A2" office:value-type="string">
            <text:p text:style-name="Tabellen_20_Inhalt">Keine Anforderungen</text:p>
          </table:table-cell>
          <table:table-cell table:style-name="Table1.E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Tabellen_20_Inhalt">Arbeitsplatz</text:p>
          </table:table-cell>
          <table:table-cell table:style-name="Table1.A2" office:value-type="string">
            <text:p text:style-name="Tabellen_20_Inhalt">Platzkapazitä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 table:style-name="Table1.18">
          <table:table-cell table:style-name="Table1.A2" table:number-rows-spanned="2" office:value-type="string">
            <text:p text:style-name="Tabellen_20_Inhalt">Prozes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table:number-rows-spanned="2" office:value-type="string">
            <text:p text:style-name="P2"/>
          </table:table-cell>
          <table:table-cell table:style-name="Table1.E2" table:number-rows-spanned="2" office:value-type="string">
            <text:p text:style-name="P2"/>
          </table:table-cell>
        </table:table-row>
        <table:table-row table:style-name="Table1.18"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ellen_20_Inhalt">Projektorganisation</text:p>
          </table:table-cell>
          <table:table-cell table:style-name="Table1.A2" office:value-type="string">
            <text:p text:style-name="Tabellen_20_Inhalt">Kommunikation</text:p>
          </table:table-cell>
          <table:table-cell table:style-name="Table1.A2" office:value-type="string">
            <text:p text:style-name="Tabellen_20_Inhalt">Möglichkeit der direkten Kommunikation </text:p>
          </table:table-cell>
          <table:table-cell table:style-name="Table1.A2" office:value-type="string">
            <text:p text:style-name="Tabellen_20_Inhalt">Per Whatsapp oder persönliches Gespräch innerhalb der Gruppe</text:p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Tabellen_20_Inhalt" style:display-name="Tabellen Inhalt" style:family="paragraph" style:parent-style-name="Text_20_body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Beschriftung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0c065f"/>
    </style:style>
    <style:style style:name="MT1" style:family="text">
      <style:text-properties fo:font-size="12pt" officeooo:rsid="001d1281" style:font-size-asian="12pt" style:font-name-complex="Arial"/>
    </style:style>
    <style:style style:name="MT2" style:family="text">
      <style:text-properties fo:font-size="12pt" style:font-size-asian="12pt" style:font-name-complex="Arial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66in" fo:margin-bottom="0.348in" style:dynamic-spacing="true"/>
      </style:header-style>
      <style:footer-style>
        <style:header-footer-properties fo:min-height="0.3866in" fo:margin-top="0.34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kt: <text:span text:style-name="MT1">Darstellen</text:span><text:span text:style-name="MT2"> von </text:span><text:span text:style-name="MT1">N</text:span><text:span text:style-name="MT2">-Dimensionalen Poly</text:span><text:span text:style-name="MT1">topen auf einer 2-Dimensionalen Bildfläche</text:span></text:p>
      </style:header>
      <style:footer>
        <text:p text:style-name="Footer">name /datum<text:tab/><text:tab/><text:page-number style:num-format="1" text:select-page="current">3</text:page-number>/ <text:file-name text:display="name-and-extension">Fragen datum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/>
    <meta:creation-date>1995-11-21T18:41:00</meta:creation-date>
    <dc:date>2019-06-02T20:52:37.437695867</dc:date>
    <meta:editing-cycles>15</meta:editing-cycles>
    <meta:editing-duration>PT9M7S</meta:editing-duration>
    <meta:generator>LibreOffice/6.1.6.3$Linux_X86_64 LibreOffice_project/10$Build-3</meta:generator>
    <meta:document-statistic meta:table-count="1" meta:image-count="0" meta:object-count="0" meta:page-count="3" meta:paragraph-count="60" meta:word-count="164" meta:character-count="1487" meta:non-whitespace-character-count="1367"/>
  </office:meta>
</office:document-meta>
</file>